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港町ザザーブだ。　キレイな町だろう？</text:p>
          </table:table-cell>
          <table:table-cell table:style-name="ce0"/>
          <table:table-cell table:style-name="ce0"/>
          <table:table-cell table:style-name="ce0" office:value-type="string">
            <text:p>This is Zazabu Port Town. It's a beautiful place,
don't you think?</text:p>
          </table:table-cell>
          <table:table-cell table:number-columns-repeated="1020"/>
        </table:table-row>
        <table:table-row>
          <table:table-cell table:style-name="ce0" office:value-type="string">
            <text:p>もう、潮風で髪がベトベトだわ。
はやくシャワー浴びなくちゃ・・・</text:p>
          </table:table-cell>
          <table:table-cell table:style-name="ce0"/>
          <table:table-cell table:style-name="ce0"/>
          <table:table-cell table:style-name="ce0" office:value-type="string">
            <text:p>Ugh, the salty sea breeze is making my hair all
sticky. I need a shower...</text:p>
          </table:table-cell>
          <table:table-cell table:number-columns-repeated="1020"/>
        </table:table-row>
        <table:table-row>
          <table:table-cell table:style-name="ce0" office:value-type="string">
            <text:p>キミも船に乗りに来たのかい？</text:p>
          </table:table-cell>
          <table:table-cell table:style-name="ce0"/>
          <table:table-cell table:style-name="ce0"/>
          <table:table-cell table:style-name="ce0" office:value-type="string">
            <text:p>Did you come to take the ferry, too?</text:p>
          </table:table-cell>
          <table:table-cell table:number-columns-repeated="1020"/>
        </table:table-row>
        <table:table-row>
          <table:table-cell table:style-name="ce0" office:value-type="string">
            <text:p>今はやめといた方がいいんじゃないかな・・・</text:p>
          </table:table-cell>
          <table:table-cell table:style-name="ce0"/>
          <table:table-cell table:style-name="ce0"/>
          <table:table-cell table:style-name="ce0" office:value-type="string">
            <text:p>You should probably give up on that...</text:p>
          </table:table-cell>
          <table:table-cell table:number-columns-repeated="1020"/>
        </table:table-row>
        <table:table-row>
          <table:table-cell table:style-name="ce0" office:value-type="string">
            <text:p>幽霊船の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だった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も、こんにちは！</text:p>
          </table:table-cell>
          <table:table-cell table:style-name="ce0"/>
          <table:table-cell table:style-name="ce0"/>
          <table:table-cell table:style-name="ce0" office:value-type="string">
            <text:p>Hey, what's up!</text:p>
          </table:table-cell>
          <table:table-cell table:number-columns-repeated="1020"/>
        </table:table-row>
        <table:table-row>
          <table:table-cell table:style-name="ce0" office:value-type="string">
            <text:p>あーあ、何かおもしろいことでも起きないか
なぁ・・・！</text:p>
          </table:table-cell>
          <table:table-cell table:style-name="ce0"/>
          <table:table-cell table:style-name="ce0"/>
          <table:table-cell table:style-name="ce0" office:value-type="string">
            <text:p>Haah, I wish something interesting would
happen...!</text:p>
          </table:table-cell>
          <table:table-cell table:number-columns-repeated="1020"/>
        </table:table-row>
        <table:table-row>
          <table:table-cell table:style-name="ce0" office:value-type="string">
            <text:p>町の南側から船に乗れるよ。</text:p>
          </table:table-cell>
          <table:table-cell table:style-name="ce0"/>
          <table:table-cell table:style-name="ce0"/>
          <table:table-cell table:style-name="ce0" office:value-type="string">
            <text:p>You can board ferries from the south side of
town.</text:p>
          </table:table-cell>
          <table:table-cell table:number-columns-repeated="1020"/>
        </table:table-row>
        <table:table-row>
          <table:table-cell table:style-name="ce0" office:value-type="string">
            <text:p>この世界のどこかには、「憑依精霊」と呼ばれる
精霊がいるらしいわ。</text:p>
          </table:table-cell>
          <table:table-cell table:style-name="ce0"/>
          <table:table-cell table:style-name="ce0"/>
          <table:table-cell table:style-name="ce0" office:value-type="string">
            <text:p>Apparently, there are possessive spirits called
"Spirit Nymphs" in this world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のかしら？</text:p>
          </table:table-cell>
          <table:table-cell table:style-name="ce0"/>
          <table:table-cell table:style-name="ce0"/>
          <table:table-cell table:style-name="ce0" office:value-type="string">
            <text:p>I wonder where on earth they are?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たいんですかい？　悪いねえ、次の
　出港にはもう少し時間がかかりまさあ。」</text:p>
          </table:table-cell>
          <table:table-cell table:style-name="ce0"/>
          <table:table-cell table:style-name="ce0"/>
          <table:table-cell table:style-name="ce0" office:value-type="string">
            <text:p>Sailor "Ye wanna set sail? Sorry, matie. Thar's
still a little time 'til the next one."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お客さん運が悪いね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たった今、国の緊急通達で船が出せなく
　なっちゃったんでさあ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あんたらも噂くらいは聞いたことがありますで
　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最近、勢力を拡大してる盗賊団の話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やつらの捕縛計画の出だしとして国が
　打ち立てたのが、まず交通の遮断ってこと
　でさあ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移動や物資運搬の手段をそいで、一網打尽に
　するっていうつもりらしいね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わい世の中になった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つになったら稼働を再開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愚問だったな。　盗賊団根絶の兆しが
見えなければ、当分の間は船の往来は
見込めない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でしょうね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船が駄目なら陸を徒歩で行くしかない
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そうだが、行くあてはある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・・・無い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さっきお礼にもらった許可証、
使ってみ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神官から加護を受けるための、だ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ユーリャ教会とやらに行く必要があ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にやること無いし、行ってみ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、行こ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若干、観光目的になりつつあるが、まあいい
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、ここからユーリャ教会へはどうやって
行けば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ユーリャ教会って、あれでしょう？　城下町に
　隣接して建ってると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そうだねえ、公道を北に行ってマハイ山を
　越えて行かないと城下町にはたどり着けない
　ね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て言うか、そもそも城下町には港が無いから
　陸路で行くしかないんでさあ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山を越えないと駄目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・・・結構キツそう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大丈夫でさあ。　女子供でも楽に通過できる
　ようにトロッコが敷かれてるからね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乗賃さえ出せば、あっと言う間に向こう側へ
　着きますが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う。　それは助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ロッコ！　楽しそ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ちいちはしゃがないでよ、恥ずかし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日が暮れる前に動くとしよう。
公道を北へ進めばいいのだ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そうでさあ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盗賊団撲滅の手段として、船の往来を国から
　止められてんでさあ。　悪いね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盗賊団は壊滅したらしいけどよ、いまだに
　出航許可は出ないんでさあ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盗賊団のボスは逃走中なんでしょう？　その
　せいじゃねえです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お客さん、船に乗ります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ーい！　乗りまー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熾天少女の一行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城から伝令は届いている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へいへい、聞いてまさあ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えーと確か、大陸北部行きの船でよかったん
　です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ガッテンでさあ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ふー、東部行きじゃなくてよかったぁ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行きは何か問題がある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あー、いやいや、ただのウワサなんで気に
　しないでくだせ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ささ、船が着きますんで！　乗船準備を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船に乗ります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今は北部行きと東部行きの船が出港
　するとこでさぁ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行きに乗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え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ほ・・・本当に乗るんですかい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乗るよ？　何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いや、別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物好きなお客さんもいるもんだね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お客さん、東部行きの船に乗るの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あいよー！　急いで！　もうすぐ出港でさ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「どっち行きの船に乗るんだ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波の音が心地よく、私のすさんだ心を
癒してゆく・・・</text:p>
          </table:table-cell>
          <table:table-cell table:style-name="ce0"/>
          <table:table-cell table:style-name="ce0"/>
          <table:table-cell table:style-name="ce0" office:value-type="string">
            <text:p>The soothing sound of the waves calms my
hardened heart...</text:p>
          </table:table-cell>
          <table:table-cell table:number-columns-repeated="1020"/>
        </table:table-row>
        <table:table-row>
          <table:table-cell table:style-name="ce0" office:value-type="string">
            <text:p>ふーむ・・・あのウワサが有名になった
せいか、船の乗客がずいぶん減ったな。</text:p>
          </table:table-cell>
          <table:table-cell table:style-name="ce0"/>
          <table:table-cell table:style-name="ce0"/>
          <table:table-cell table:style-name="ce0" office:value-type="string">
            <text:p>Hmmm... there are a lot less passengers on the
ferries ever since that one rumour got about.</text:p>
          </table:table-cell>
          <table:table-cell table:number-columns-repeated="1020"/>
        </table:table-row>
        <table:table-row>
          <table:table-cell table:style-name="ce0" office:value-type="string">
            <text:p>私は城下町から来たのだが、なるほど、ここも
負けず劣らず活気に満ちた町だな。</text:p>
          </table:table-cell>
          <table:table-cell table:style-name="ce0"/>
          <table:table-cell table:style-name="ce0"/>
          <table:table-cell table:style-name="ce0" office:value-type="string">
            <text:p>I came from the castle town, but... this place's
liveliness ain't too shabby, either.</text:p>
          </table:table-cell>
          <table:table-cell table:number-columns-repeated="1020"/>
        </table:table-row>
        <table:table-row>
          <table:table-cell table:style-name="ce0" office:value-type="string">
            <text:p>子供は元気でいいわね。</text:p>
          </table:table-cell>
          <table:table-cell table:style-name="ce0"/>
          <table:table-cell table:style-name="ce0"/>
          <table:table-cell table:style-name="ce0" office:value-type="string">
            <text:p>Children are so full of energy.</text:p>
          </table:table-cell>
          <table:table-cell table:number-columns-repeated="1020"/>
        </table:table-row>
        <table:table-row>
          <table:table-cell table:style-name="ce0" office:value-type="string">
            <text:p>やっほーーーーーう！！</text:p>
          </table:table-cell>
          <table:table-cell table:style-name="ce0"/>
          <table:table-cell table:style-name="ce0"/>
          <table:table-cell table:style-name="ce0" office:value-type="string">
            <text:p>Yahooooooh!!</text:p>
          </table:table-cell>
          <table:table-cell table:number-columns-repeated="1020"/>
        </table:table-row>
        <table:table-row>
          <table:table-cell table:style-name="ce0" office:value-type="string">
            <text:p>俺、将来はぜったい船乗りになるんだ！</text:p>
          </table:table-cell>
          <table:table-cell table:style-name="ce0"/>
          <table:table-cell table:style-name="ce0"/>
          <table:table-cell table:style-name="ce0" office:value-type="string">
            <text:p>I'll definitely set sail, one day!</text:p>
          </table:table-cell>
          <table:table-cell table:number-columns-repeated="1020"/>
        </table:table-row>
        <table:table-row>
          <table:table-cell table:style-name="ce0" office:value-type="string">
            <text:p>いや、待てよ・・・カリスマ美容師も
捨てがたいな・・・</text:p>
          </table:table-cell>
          <table:table-cell table:style-name="ce0"/>
          <table:table-cell table:style-name="ce0"/>
          <table:table-cell table:style-name="ce0" office:value-type="string">
            <text:p>No, wait... I can't just throw away my dream of
being a celebrity beautician...</text:p>
          </table:table-cell>
          <table:table-cell table:number-columns-repeated="1020"/>
        </table:table-row>
        <table:table-row>
          <table:table-cell table:style-name="ce0" office:value-type="string">
            <text:p>魚きらーい！</text:p>
          </table:table-cell>
          <table:table-cell table:style-name="ce0"/>
          <table:table-cell table:style-name="ce0"/>
          <table:table-cell table:style-name="ce0" office:value-type="string">
            <text:p>I hate fishー!</text:p>
          </table:table-cell>
          <table:table-cell table:number-columns-repeated="1020"/>
        </table:table-row>
        <table:table-row>
          <table:table-cell table:style-name="ce0" office:value-type="string">
            <text:p>もう、あんまり暴れちゃだめよ！</text:p>
          </table:table-cell>
          <table:table-cell table:style-name="ce0"/>
          <table:table-cell table:style-name="ce0"/>
          <table:table-cell table:style-name="ce0" office:value-type="string">
            <text:p>Geez, calm down, already!</text:p>
          </table:table-cell>
          <table:table-cell table:number-columns-repeated="1020"/>
        </table:table-row>
        <table:table-row>
          <table:table-cell table:style-name="ce0" office:value-type="string">
            <text:p>きゃ！　きゃ！</text:p>
          </table:table-cell>
          <table:table-cell table:style-name="ce0"/>
          <table:table-cell table:style-name="ce0"/>
          <table:table-cell table:style-name="ce0" office:value-type="string">
            <text:p>Kya! Kya!</text:p>
          </table:table-cell>
          <table:table-cell table:number-columns-repeated="1020"/>
        </table:table-row>
        <table:table-row>
          <table:table-cell table:style-name="ce0" office:value-type="string">
            <text:p>ままー、「さんかくかんけい」ってなーにー？</text:p>
          </table:table-cell>
          <table:table-cell table:style-name="ce0"/>
          <table:table-cell table:style-name="ce0"/>
          <table:table-cell table:style-name="ce0" office:value-type="string">
            <text:p>Mommyー, what's a "love triangleー?</text:p>
          </table:table-cell>
          <table:table-cell table:number-columns-repeated="1020"/>
        </table:table-row>
        <table:table-row>
          <table:table-cell table:style-name="ce0" office:value-type="string">
            <text:p>いやはや、この町は広くて年寄りには骨です
わい。</text:p>
          </table:table-cell>
          <table:table-cell table:style-name="ce0"/>
          <table:table-cell table:style-name="ce0"/>
          <table:table-cell table:style-name="ce0" office:value-type="string">
            <text:p>My, my, this sprawling town is tough on an old
man like me.</text:p>
          </table:table-cell>
          <table:table-cell table:number-columns-repeated="1020"/>
        </table:table-row>
        <table:table-row>
          <table:table-cell table:style-name="ce0" office:value-type="string">
            <text:p>よう、元気か？</text:p>
          </table:table-cell>
          <table:table-cell table:style-name="ce0"/>
          <table:table-cell table:style-name="ce0"/>
          <table:table-cell table:style-name="ce0" office:value-type="string">
            <text:p>How's it going, pal?</text:p>
          </table:table-cell>
          <table:table-cell table:number-columns-repeated="1020"/>
        </table:table-row>
        <table:table-row>
          <table:table-cell table:style-name="ce0" office:value-type="string">
            <text:p>オレはまだ下っぱだから、船には乗せて
もらえないんだよ。</text:p>
          </table:table-cell>
          <table:table-cell table:style-name="ce0"/>
          <table:table-cell table:style-name="ce0"/>
          <table:table-cell table:style-name="ce0" office:value-type="string">
            <text:p>I'm just a lowly underling, so I ain't allowed on
the boats.</text:p>
          </table:table-cell>
          <table:table-cell table:number-columns-repeated="1020"/>
        </table:table-row>
        <table:table-row>
          <table:table-cell table:style-name="ce0" office:value-type="string">
            <text:p>うーみーのーばーかーやーろーおーうー！！</text:p>
          </table:table-cell>
          <table:table-cell table:style-name="ce0"/>
          <table:table-cell table:style-name="ce0"/>
          <table:table-cell table:style-name="ce0" office:value-type="string">
            <text:p>THEー SEAー ISー SOー DUMB!!</text:p>
          </table:table-cell>
          <table:table-cell table:number-columns-repeated="1020"/>
        </table:table-row>
        <table:table-row>
          <table:table-cell table:style-name="ce0" office:value-type="string">
            <text:p>水平線をじーっと見つめてれば、視力が
よくなるかしら？</text:p>
          </table:table-cell>
          <table:table-cell table:style-name="ce0"/>
          <table:table-cell table:style-name="ce0"/>
          <table:table-cell table:style-name="ce0" office:value-type="string">
            <text:p>I wonder if my eyesight would be better if I
stared off into the horizon?</text:p>
          </table:table-cell>
          <table:table-cell table:number-columns-repeated="1020"/>
        </table:table-row>
        <table:table-row>
          <table:table-cell table:style-name="ce0" office:value-type="string">
            <text:p>ほう。　ここが港町ザザーブ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潮のいい香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ほのかに焼き魚のいいにおい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戯言はそこまでだ。　さっさと地図を持った
同級生を探す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ってる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一安心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ながら、我々の身に関しては、まったく
安心ではない。　むしろ対極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刻も早く現在位置を特定し、他の生徒や
教員と合流しなければ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だ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いえばにゃんこ！　ジンブー村の
ベスおばあちゃんから、地図をもらった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せ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ジンブ・・・の地図？　何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地域の地図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持っていな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何のこと言ってんのか分からないん
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ベスおばあちゃんから地図をもらった
のって、にゃんこじゃなかった・・・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様子では、違う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！　あたしだけ置いてかないでよ！
地図って何なの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ごめんね。　実はかくかくしかじか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そういうことな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だけど、それはあたしじゃ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そうなると現時点で我々の取れる行動は
3つだな。　すなわ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で別の地へ移動するか、
徒歩で別の地へ移動するか、
ここに留まるか、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ごはん、お昼寝、観光、を期待したわたしって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はこういう時って、むやみに動いちゃ
いけないんでしょ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でに我々はあちこち動き回っている。
今さら行動方針を待機に切り替えたところで
無意味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船で移動しよう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っかく船があるんだし、歩いて移動するのは
疲れるじゃ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はただ船に乗りたいだけ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、違うよ？　わたしはあくまで、みんなの
体力や、十分な装備のない状態での陸移動
における危険性を考慮して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に乗りた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やれやれ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確かにこの身なりで歩きまわるより、
船で進んだ方が安全かも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。　おおよそ賢明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早速船着場へゆく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早乙女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By the way, Saotome.</text:p>
          </table:table-cell>
          <table:table-cell table:number-columns-repeated="1020"/>
        </table:table-row>
        <table:table-row>
          <table:table-cell table:style-name="ce0" office:value-type="string">
            <text:p>出会って早々で悪いんだけど、何か飲み物
持ってない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orry to ask this right off the bat, but
do you have anything to drink?</text:p>
          </table:table-cell>
          <table:table-cell table:number-columns-repeated="1020"/>
        </table:table-row>
        <table:table-row>
          <table:table-cell table:style-name="ce0" office:value-type="string">
            <text:p>フェリーに水筒を置いてきちゃって、もう
喉カラカラなのよ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left my water bottle on the ferry, and I'm
really thirsty...</text:p>
          </table:table-cell>
          <table:table-cell table:number-columns-repeated="1020"/>
        </table:table-row>
        <table:table-row>
          <table:table-cell table:style-name="ce0" office:value-type="string">
            <text:p>簡易回復システムが使えるようになりました。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Gained the ability to use the Quick Recovery
system.</text:p>
          </table:table-cell>
          <table:table-cell table:number-columns-repeated="1020"/>
        </table:table-row>
        <table:table-row>
          <table:table-cell table:style-name="ce0" office:value-type="string">
            <text:p>【Z】キーで起動するキャラ会話画面で、
【→】キーを押すと『水』または『うまい水』を
飲ませることができます。
（両方持っている場合は水を優先使用します。）</text:p>
          </table:table-cell>
          <table:table-cell table:style-name="ce0"/>
          <table:table-cell table:style-name="ce0"/>
          <table:table-cell table:style-name="ce0" office:value-type="string">
            <text:p>Use the 【Z】key to bring up the party
conversation screen, then press the 【→】key
to give out Water or Tasty Water.
(If you have both, then Water takes priority.)</text:p>
          </table:table-cell>
          <table:table-cell table:number-columns-repeated="1020"/>
        </table:table-row>
        <table:table-row>
          <table:table-cell table:style-name="ce0" office:value-type="string">
            <text:p>また、【→】キーを長押しすると、HP回復用の
飲み物を使用することもできます。
（回復量の低い飲み物を優先使用します。）</text:p>
          </table:table-cell>
          <table:table-cell table:style-name="ce0"/>
          <table:table-cell table:style-name="ce0"/>
          <table:table-cell table:style-name="ce0" office:value-type="string">
            <text:p>If you press and hold the【→】key, you can
instead use health-recovery drinks.
(Lowest-recovery drinks take priority.)</text:p>
          </table:table-cell>
          <table:table-cell table:number-columns-repeated="1020"/>
        </table:table-row>
        <table:table-row>
          <table:table-cell table:style-name="ce0" office:value-type="string">
            <text:p>メニュー画面を開くより簡単にゲージを回復
できますので、活用しましょう。</text:p>
          </table:table-cell>
          <table:table-cell table:style-name="ce0"/>
          <table:table-cell table:style-name="ce0"/>
          <table:table-cell table:style-name="ce0" office:value-type="string">
            <text:p>This is more convenient than opening the main
menu, so please use it at your leisure.</text:p>
          </table:table-cell>
          <table:table-cell table:number-columns-repeated="1020"/>
        </table:table-row>
        <table:table-row>
          <table:table-cell table:style-name="ce0" office:value-type="string">
            <text:p>熾力研究館へ行くんでしょ？　サッと移動
するか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7+02:00</meta:creation-date>
    <dc:date>2019-10-06T10:58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